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a375" officeooo:paragraph-rsid="0011a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gio – Gestión de Flota</text:p>
      <text:p text:style-name="P1">Víctor – Gestión de Almacén</text:p>
      <text:p text:style-name="P1">César – Gestión de Transporte</text:p>
      <text:p text:style-name="P1">Javier – Atención a clie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7:47:58.674250282</meta:creation-date>
    <meta:generator>LibreOffice/6.0.7.3$Linux_X86_64 LibreOffice_project/00m0$Build-3</meta:generator>
    <dc:date>2019-05-28T17:50:31.570374086</dc:date>
    <meta:editing-duration>PT2M37S</meta:editing-duration>
    <meta:editing-cycles>1</meta:editing-cycles>
    <meta:document-statistic meta:table-count="0" meta:image-count="0" meta:object-count="0" meta:page-count="1" meta:paragraph-count="4" meta:word-count="16" meta:character-count="109" meta:non-whitespace-character-count="93"/>
  </office:meta>
</office:document-meta>
</file>